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10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1010924925702578218" text:style-name="L1">
        <text:list-item>
          <text:list>
            <text:list-header>
              <text:p text:style-name="P14">1.5 miles averaging 9:00/mile with some paces as fast as 7:41/mile and rested about 5:00 </text:p>
              <text:p text:style-name="P14">6 x ¼ mile each in 2:00 with a ¼ mile jog before each run and ¼ mile jog at the end </text:p>
              <text:p text:style-name="P14">All jogs were at about 12/mile pace.</text:p>
              <text:p text:style-name="P14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1697749" text:continue-numbering="true" text:style-name="L1">
        <text:list-item>
          <text:list>
            <text:list-header>
              <text:p text:style-name="P14">1.5 miles averaging 9:00/mile with some paces as fast as 7:47/mile and rested about 5:00 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8294003659476707441" text:style-name="L2">
        <text:list-item>
          <text:list>
            <text:list-header>
              <text:p text:style-name="P15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3"><text:span text:style-name="T1"/></text:p>
      <text:p text:style-name="P3"><text:span text:style-name="T1">16 miles in the last week</text:span></text:p>
      <text:p text:style-name="P3"><text:span text:style-name="T1"/></text:p>
      <text:p text:style-name="P3">Sat June 2, 2018 <text:span text:style-name="T1">31.4 miles</text:span></text:p>
      <text:p text:style-name="P17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9">Mary Jane drove the course on a park road to meet me at the aid stations and give me food and support.</text:span><text:span text:style-name="T10"> </text:span>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2T21:50:16.85</dc:date>
    <dc:creator>James Lombardi</dc:creator>
    <meta:editing-duration>P3DT3H31M54S</meta:editing-duration>
    <meta:editing-cycles>290</meta:editing-cycles>
    <meta:generator>OpenOffice/4.1.2$Win32 OpenOffice.org_project/412m3$Build-9782</meta:generator>
    <meta:document-statistic meta:table-count="0" meta:image-count="0" meta:object-count="0" meta:page-count="14" meta:paragraph-count="295" meta:word-count="3959" meta:character-count="19256"/>
  </office:meta>
</office:document-meta>
</file>